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15f6" officeooo:paragraph-rsid="000e15f6"/>
    </style:style>
    <style:style style:name="P2" style:family="paragraph" style:parent-style-name="Preformatted_20_Text">
      <style:text-properties officeooo:rsid="000e15f6" officeooo:paragraph-rsid="0017f311"/>
    </style:style>
    <style:style style:name="P3" style:family="paragraph" style:parent-style-name="Preformatted_20_Text">
      <style:text-properties officeooo:rsid="000e15f6"/>
    </style:style>
    <style:style style:name="T1" style:family="text">
      <style:text-properties officeooo:rsid="000e15f6"/>
    </style:style>
    <style:style style:name="T2" style:family="text">
      <style:text-properties officeooo:rsid="000e28c7"/>
    </style:style>
    <style:style style:name="T3" style:family="text">
      <style:text-properties officeooo:rsid="000f56b1"/>
    </style:style>
    <style:style style:name="T4" style:family="text">
      <style:text-properties officeooo:rsid="0013cf0d"/>
    </style:style>
    <style:style style:name="T5" style:family="text">
      <style:text-properties officeooo:rsid="0019ffa8"/>
    </style:style>
    <style:style style:name="T6" style:family="text">
      <style:text-properties officeooo:rsid="001bf665"/>
    </style:style>
    <style:style style:name="T7" style:family="text">
      <style:text-properties officeooo:rsid="002087c6"/>
    </style:style>
    <style:style style:name="T8" style:family="text">
      <style:text-properties officeooo:rsid="00213ce1"/>
    </style:style>
    <style:style style:name="T9" style:family="text">
      <style:text-properties officeooo:rsid="0022f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- <text:span text:style-name="T7">create explosion when building is destroyed – use the one from standard assets</text:span></text:p>
      <text:p text:style-name="P3">- <text:span text:style-name="T8">projectile fire and hit</text:span></text:p>
      <text:p text:style-name="P3">- <text:span text:style-name="T9">tank fire soun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00:08:32.682696875</dc:date>
    <meta:editing-duration>PT44M5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2" meta:character-count="122" meta:non-whitespace-character-count="102"/>
  </office:meta>
</office:document-meta>
</file>